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fc3" officeooo:paragraph-rsid="00198fc3"/>
    </style:style>
    <style:style style:name="P2" style:family="paragraph" style:parent-style-name="Standard">
      <style:text-properties officeooo:rsid="00198fc3" officeooo:paragraph-rsid="001d4d0b"/>
    </style:style>
    <style:style style:name="P3" style:family="paragraph" style:parent-style-name="Standard">
      <style:text-properties officeooo:rsid="001d4d0b" officeooo:paragraph-rsid="001d4d0b"/>
    </style:style>
    <style:style style:name="P4" style:family="paragraph" style:parent-style-name="Standard">
      <style:text-properties officeooo:rsid="001d4d0b" officeooo:paragraph-rsid="002514a4"/>
    </style:style>
    <style:style style:name="P5" style:family="paragraph" style:parent-style-name="Standard">
      <style:text-properties fo:font-weight="bold" officeooo:rsid="001d4d0b" officeooo:paragraph-rsid="001d4d0b" style:font-weight-asian="bold" style:font-weight-complex="bold"/>
    </style:style>
    <style:style style:name="P6" style:family="paragraph" style:parent-style-name="Standard">
      <style:text-properties officeooo:rsid="001eb606" officeooo:paragraph-rsid="001eb606"/>
    </style:style>
    <style:style style:name="P7" style:family="paragraph" style:parent-style-name="Standard">
      <style:text-properties officeooo:rsid="00208687" officeooo:paragraph-rsid="00208687"/>
    </style:style>
    <style:style style:name="P8" style:family="paragraph" style:parent-style-name="Standard">
      <style:text-properties officeooo:rsid="00216da7" officeooo:paragraph-rsid="00216da7"/>
    </style:style>
    <style:style style:name="P9" style:family="paragraph" style:parent-style-name="Standard">
      <style:text-properties officeooo:rsid="00235444" officeooo:paragraph-rsid="00235444"/>
    </style:style>
    <style:style style:name="P10" style:family="paragraph" style:parent-style-name="Standard">
      <style:text-properties officeooo:rsid="002514a4" officeooo:paragraph-rsid="002514a4"/>
    </style:style>
    <style:style style:name="P11" style:family="paragraph" style:parent-style-name="Standard">
      <style:text-properties fo:font-weight="bold" officeooo:rsid="001d4d0b" officeooo:paragraph-rsid="001d4d0b" style:font-weight-asian="bold" style:font-weight-complex="bold"/>
    </style:style>
    <style:style style:name="P12" style:family="paragraph" style:parent-style-name="Standard">
      <style:text-properties officeooo:rsid="001d4d0b" officeooo:paragraph-rsid="001d4d0b"/>
    </style:style>
    <style:style style:name="P13" style:family="paragraph" style:parent-style-name="Standard">
      <style:text-properties officeooo:rsid="00235444" officeooo:paragraph-rsid="00235444"/>
    </style:style>
    <style:style style:name="P14" style:family="paragraph" style:parent-style-name="Standard">
      <style:text-properties officeooo:rsid="00278817" officeooo:paragraph-rsid="00278817"/>
    </style:style>
    <style:style style:name="P15" style:family="paragraph" style:parent-style-name="Standard">
      <style:text-properties fo:font-weight="normal" officeooo:rsid="001d4d0b" officeooo:paragraph-rsid="001d4d0b" style:font-weight-asian="normal" style:font-weight-complex="normal"/>
    </style:style>
    <style:style style:name="P16" style:family="paragraph" style:parent-style-name="Standard">
      <style:text-properties officeooo:rsid="0027f122" officeooo:paragraph-rsid="0027f122"/>
    </style:style>
    <style:style style:name="T1" style:family="text">
      <style:text-properties officeooo:rsid="001d4d0b"/>
    </style:style>
    <style:style style:name="T2" style:family="text">
      <style:text-properties officeooo:rsid="001eb606"/>
    </style:style>
    <style:style style:name="T3" style:family="text">
      <style:text-properties officeooo:rsid="00216da7"/>
    </style:style>
    <style:style style:name="T4" style:family="text">
      <style:text-properties officeooo:rsid="00235444"/>
    </style:style>
    <style:style style:name="T5" style:family="text">
      <style:text-properties officeooo:rsid="002514a4"/>
    </style:style>
    <style:style style:name="T6" style:family="text">
      <style:text-properties officeooo:rsid="00261642"/>
    </style:style>
    <style:style style:name="T7" style:family="text">
      <style:text-properties officeooo:rsid="00278817"/>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ey held in escrow until bot<text:span text:style-name="T1">h</text:span> parties agree that physical transfer is occurred. Use paypal or some other online service. </text:p>
      <text:p text:style-name="P1"/>
      <text:p text:style-name="P1">Seller initially fills out a form of intent to sell. We retain ownership of website cartransfer.org. We charge a fee to handle the requireme<text:span text:style-name="T5">n</text:span>ts of vicroads. Send an XML file containing required information to vicroads.</text:p>
      <text:p text:style-name="P1">Upload of service records.</text:p>
      <text:p text:style-name="P6">Charge fee for handling transfer of registration.</text:p>
      <text:p text:style-name="P2">Interface to carsales.<text:span text:style-name="T5">com.au</text:span> or steal th<text:span text:style-name="T5">e</text:span> market share?</text:p>
      <text:p text:style-name="P7">Interface to written off vehicles register.</text:p>
      <text:p text:style-name="P7">Validate that the vehicle does not have any outstanding fines, warrants or sanctions linked to it. <text:span text:style-name="T5">api?</text:span></text:p>
      <text:p text:style-name="P8">Printout receipt</text:p>
      <text:p text:style-name="P8">Need digital token for a roadworthy be but there are exceptions such as the transfer is to spouse of seller. Is there an online register of domestic partnerships? These can be auto validated. Upload photo of vehicle. </text:p>
      <text:p text:style-name="P9">Input market value, (not necessarily the purchase price)</text:p>
      <text:p text:style-name="P9">Outside of scope: selling to LMTC, vehicle is not registered or has no plates.</text:p>
      <text:p text:style-name="P9">Validate that buyer is an established client of vicroads.</text:p>
      <text:p text:style-name="P9">Need to verify the identity of the seller. Confirm the registration status of vehicle. <text:span text:style-name="T6">Confirm vehicle is not stolen. Confirm vehicle is not written off.</text:span></text:p>
      <text:p text:style-name="P14">How to ca<text:span text:style-name="T8">lculate motor vehicle duty?</text:span></text:p>
      <text:p text:style-name="P8"><text:s/></text:p>
      <text:p text:style-name="P7"/>
      <text:p text:style-name="P2"/>
      <text:p text:style-name="P15">Prizes</text:p>
      <text:p text:style-name="P2"/>
      <text:p text:style-name="P5">Australia National Categories</text:p>
      <text:p text:style-name="P5">Best Digital Transformation Hack</text:p>
      <text:p text:style-name="P5">Entrepenurial Hack</text:p>
      <text:p text:style-name="P5">Hack Most Useful For end user</text:p>
      <text:p text:style-name="P2"/>
      <text:p text:style-name="P3">Questions for Greg and Jordan</text:p>
      <text:p text:style-name="P6">“Registration” registers the operator of a vehicle.</text:p>
      <text:p text:style-name="P3">Which Prizes would be apppropriate?</text:p>
      <text:p text:style-name="P3">Which data format does vicroad<text:span text:style-name="T4">s</text:span> require and what should be in it?</text:p>
      <text:p text:style-name="P3">Intention to sell → Intention to buy → <text:s/><text:span text:style-name="T3">S</text:span>eller approve -<text:span text:style-name="T2">&gt;</text:span> Transaction complete →<text:span text:style-name="T4"> transfer transaction to vicroads. Keep history of transactions.</text:span></text:p>
      <text:p text:style-name="P9">Is there a vic roads customer number?</text:p>
      <text:p text:style-name="P16">App for getting info on a car based solely on rego number?</text:p>
      <text:p text:style-name="P3"/>
      <text:p text:style-name="P10">Maybe</text:p>
      <text:p text:style-name="P4"><text:span text:style-name="T3">P</text:span>ut money in escr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Zuccaro</meta:initial-creator>
    <meta:creation-date>2015-07-04T05:47:10.449505473</meta:creation-date>
    <dc:date>2015-07-04T11:54:19.726353786</dc:date>
    <dc:creator>David Zuccaro</dc:creator>
    <meta:editing-duration>PT1H31M3S</meta:editing-duration>
    <meta:editing-cycles>5</meta:editing-cycles>
    <meta:generator>LibreOffice/4.2.8.2$Linux_X86_64 LibreOffice_project/420m0$Build-2</meta:generator>
    <meta:document-statistic meta:table-count="0" meta:image-count="0" meta:object-count="0" meta:page-count="1" meta:paragraph-count="29" meta:word-count="289" meta:character-count="1789" meta:non-whitespace-character-count="1523"/>
  </office:meta>
</office:document-meta>
</file>